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9236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.9375in"/>
    </style:style>
    <style:style style:name="Table2.C" style:family="table-column">
      <style:table-column-properties style:column-width="2.798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aa61a" fo:padding="0in" fo:border-left="0.75pt solid #faa61a" fo:border-right="none" fo:border-top="0.75pt solid #faa61a" fo:border-bottom="0.75pt solid #faa61a" style:writing-mode="page">
        <style:background-image/>
      </style:table-cell-properties>
    </style:style>
    <style:style style:name="Table2.C1" style:family="table-cell">
      <style:table-cell-properties fo:background-color="#faa61a" fo:padding="0in" fo:border="0.75pt solid #faa61a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2.C2" style:family="table-cell">
      <style:table-cell-properties fo:background-color="transparent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2.A3" style:family="table-cell">
      <style:table-cell-properties fo:background-color="#dddddd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2.C3" style:family="table-cell">
      <style:table-cell-properties fo:background-color="#dddddd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2.B10" style:family="table-cell" style:data-style-name="N0">
      <style:table-cell-properties fo:background-color="transparent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2.C10" style:family="table-cell" style:data-style-name="N0">
      <style:table-cell-properties fo:background-color="transparent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Table2.A12" style:family="table-cell">
      <style:table-cell-properties fo:background-color="#fffbcc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2.B12" style:family="table-cell" style:data-style-name="N0">
      <style:table-cell-properties fo:background-color="#fffbcc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2.C12" style:family="table-cell" style:data-style-name="N0">
      <style:table-cell-properties fo:background-color="#fffbcc" fo:padding="0in" fo:border-left="0.75pt solid #faa61a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Standard">
      <style:text-properties officeooo:paragraph-rsid="00108f40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a6201" officeooo:paragraph-rsid="00108f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c104d" officeooo:paragraph-rsid="00108f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c104d" officeooo:paragraph-rsid="00108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08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defaf" officeooo:paragraph-rsid="00108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08f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4c104d"/>
    </style:style>
    <style:style style:name="T2" style:family="text">
      <style:text-properties officeooo:rsid="004f4a3f"/>
    </style:style>
    <style:style style:name="T3" style:family="text">
      <style:text-properties officeooo:rsid="00119f1f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Basis</text:p>
          </table:table-cell>
          <table:table-cell table:style-name="Table2.A1" office:value-type="string">
            <text:p text:style-name="P3">Linear Planning</text:p>
          </table:table-cell>
          <table:table-cell table:style-name="Table2.C1" office:value-type="string">
            <text:p text:style-name="P3">Non-Linear Planning</text:p>
          </table:table-cell>
        </table:table-row>
        <table:table-row>
          <table:table-cell table:style-name="Table2.A2" office:value-type="string">
            <text:p text:style-name="P4">Basic Idea</text:p>
          </table:table-cell>
          <table:table-cell table:style-name="Table2.A2" office:value-type="string">
            <text:p text:style-name="P5"><text:span text:style-name="T1">T</text:span>he basic idea of linear planning is: Work on one goal until completely solved before moving on to the next goal.</text:p>
          </table:table-cell>
          <table:table-cell table:style-name="Table2.C2" office:value-type="string">
            <text:p text:style-name="P4">The basic idea of Non-Linear Planning is: Multiple goals are solved at a time but not in paralle<text:span text:style-name="T3">l</text:span>.</text:p>
          </table:table-cell>
        </table:table-row>
        <table:table-row>
          <table:table-cell table:style-name="Table2.A3" office:value-type="string">
            <text:p text:style-name="P4">Makes Use of</text:p>
          </table:table-cell>
          <table:table-cell table:style-name="Table2.A3" office:value-type="string">
            <text:p text:style-name="P4">Linear Planning makes use of Goal Stack to perform its task</text:p>
            <text:p text:style-name="P4"/>
          </table:table-cell>
          <table:table-cell table:style-name="Table2.C3" office:value-type="string">
            <text:p text:style-name="P4">Non-Linear Planning makes use of Goal Sets. {G1, G2, G3 …. } <text:span text:style-name="T2">to perform its task.</text:span></text:p>
          </table:table-cell>
        </table:table-row>
        <table:table-row>
          <table:table-cell table:style-name="Table2.A2" office:value-type="string">
            <text:p text:style-name="P4">Also Known as</text:p>
          </table:table-cell>
          <table:table-cell table:style-name="Table2.A2" office:value-type="string">
            <text:p text:style-name="P4">Linear Planning is also known as Goal Stack Planning.</text:p>
            <text:p text:style-name="P4"/>
          </table:table-cell>
          <table:table-cell table:style-name="Table2.C2" office:value-type="string">
            <text:p text:style-name="P4">Non-Linear Planning is also known as Goal Set Planning.</text:p>
          </table:table-cell>
        </table:table-row>
        <table:table-row>
          <table:table-cell table:style-name="Table2.A3" office:value-type="string">
            <text:p text:style-name="P4">Search Space</text:p>
          </table:table-cell>
          <table:table-cell table:style-name="Table2.A3" office:value-type="string">
            <text:p text:style-name="P5">Reduced search space, since goals are solved one at a time and not all possible goal orderings are considered.</text:p>
            <text:p text:style-name="P5"/>
          </table:table-cell>
          <table:table-cell table:style-name="Table2.C3" office:value-type="string">
            <text:p text:style-name="P5">Larger search space, since all possible goal orderings may have to be considered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><text:s/></text:p>
          </table:table-cell>
        </table:table-row>
        <table:table-row>
          <table:table-cell table:style-name="Table2.A3" office:value-type="string">
            <text:p text:style-name="P4">Solution Produced</text:p>
          </table:table-cell>
          <table:table-cell table:style-name="Table2.A3" office:value-type="string">
            <text:p text:style-name="P5">Linear planning may produce <text:span text:style-name="T1">sub-optimal</text:span> solutions (based on the number of operators in the plan).</text:p>
            <text:p text:style-name="P5"/>
          </table:table-cell>
          <table:table-cell table:style-name="Table2.C3" office:value-type="string">
            <text:p text:style-name="P4">Non-Linear Planning produces optimal solution.</text:p>
          </table:table-cell>
        </table:table-row>
        <table:table-row>
          <table:table-cell table:style-name="Table2.A2" office:value-type="string">
            <text:p text:style-name="P4">Completeness</text:p>
          </table:table-cell>
          <table:table-cell table:style-name="Table2.A2" office:value-type="string">
            <text:p text:style-name="P5">Iterative Linear planning is incomplete.</text:p>
          </table:table-cell>
          <table:table-cell table:style-name="Table2.C2" office:value-type="string">
            <text:p text:style-name="P4">Non-Linear Planning is complete.</text:p>
          </table:table-cell>
        </table:table-row>
        <table:table-row>
          <table:table-cell table:style-name="Table2.A3" office:value-type="string">
            <text:p text:style-name="P4">Algorithm Complexity</text:p>
          </table:table-cell>
          <table:table-cell table:style-name="Table2.A3" office:value-type="string">
            <text:p text:style-name="P4">Linear planning considers a simple algorithms.</text:p>
          </table:table-cell>
          <table:table-cell table:style-name="Table2.C3" office:value-type="string">
            <text:p text:style-name="P4">Non-Linear Planning have a complex algorithm.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10">
            <text:p text:style-name="P5"/>
          </table:table-cell>
          <table:table-cell table:style-name="Table2.C10">
            <text:p text:style-name="P5"/>
          </table:table-cell>
        </table:table-row>
        <table:table-row>
          <table:table-cell table:style-name="Table2.A3" office:value-type="string">
            <text:p text:style-name="P4">Efficiency</text:p>
          </table:table-cell>
          <table:table-cell table:style-name="Table2.A3" office:value-type="string">
            <text:p text:style-name="P6">Linear Planning is Efficient if goals are indeed independent.</text:p>
          </table:table-cell>
          <table:table-cell table:style-name="Table2.C3" office:value-type="string">
            <text:p text:style-name="P6">Non-Linear Planning is efficient.</text:p>
          </table:table-cell>
        </table:table-row>
        <table:table-row>
          <table:table-cell table:style-name="Table2.A12" office:value-type="string">
            <text:p text:style-name="P7"/>
          </table:table-cell>
          <table:table-cell table:style-name="Table2.B12">
            <text:p text:style-name="P7"/>
          </table:table-cell>
          <table:table-cell table:style-name="Table2.C12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36:34.784000000</meta:creation-date>
    <dc:date>2019-05-15T17:54:25.215000000</dc:date>
    <meta:editing-duration>PT1M40S</meta:editing-duration>
    <meta:editing-cycles>3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28" meta:word-count="191" meta:character-count="1195" meta:non-whitespace-character-count="1030"/>
  </office:meta>
</office:document-meta>
</file>